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language="en" fo:country="US"/>
    </style:style>
    <style:style style:name="T3" style:parent-style-name="Προεπιλεγμένηγραμματοσειρά" style:family="text">
      <style:text-properties fo:language="en" fo:country="US"/>
    </style:style>
    <style:style style:name="T4" style:parent-style-name="Προεπιλεγμένηγραμματοσειρά" style:family="text">
      <style:text-properties fo:language="en" fo:country="US"/>
    </style:style>
    <style:style style:name="T5" style:parent-style-name="Προεπιλεγμένηγραμματοσειρά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Βασικό"><draw:frame draw:style-name="a0" draw:name="Εικόνα 1" text:anchor-type="as-char" svg:x="0in" svg:y="0in" svg:width="2.85183in" svg:height="2.13905in" style:rel-width="scale" style:rel-height="scale"><draw:image xlink:href="media/image1.jpeg" xlink:type="simple" xlink:show="embed" xlink:actuate="onLoad"/><svg:title/><svg:desc/></draw:frame><text:span text:style-name="T2"><text:s text:c="2"/></text:span><draw:frame draw:style-name="a1" draw:name="Εικόνα 2" text:anchor-type="as-char" svg:x="0in" svg:y="0in" svg:width="2.83787in" svg:height="2.12857in" style:rel-width="scale" style:rel-height="scale"><draw:image xlink:href="media/image2.jpeg" xlink:type="simple" xlink:show="embed" xlink:actuate="onLoad"/><svg:title/><svg:desc/></draw:frame><text:span text:style-name="T3"><text:s/></text:span></text:p>
      <text:p text:style-name="Βασικό"><text:span text:style-name="T4"><text:s/></text:span><draw:frame draw:style-name="a2" draw:name="Εικόνα 3" text:anchor-type="as-char" svg:x="0in" svg:y="0in" svg:width="2.76365in" svg:height="2.07224in" style:rel-width="scale" style:rel-height="scale"><draw:image xlink:href="media/image3.jpeg" xlink:type="simple" xlink:show="embed" xlink:actuate="onLoad"/><svg:title/><svg:desc/></draw:frame><text:span text:style-name="T5"><text:s/></text:span><draw:frame draw:style-name="a3" draw:name="Εικόνα 4" text:anchor-type="as-char" svg:x="0in" svg:y="0in" svg:width="2.87927in" svg:height="2.3691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Γιωργος Κατσιμπαλης</meta:initial-creator>
    <dc:creator> </dc:creator>
    <meta:creation-date>2019-04-06T04:44:00Z</meta:creation-date>
    <dc:date>2019-04-06T04:51:00Z</dc:date>
    <meta:template xlink:href="Normal" xlink:type="simple"/>
    <meta:editing-cycles>4</meta:editing-cycles>
    <meta:editing-duration>PT360S</meta:editing-duration>
    <meta:document-statistic meta:page-count="1" meta:paragraph-count="1" meta:word-count="1" meta:character-count="11" meta:row-count="1" meta:non-whitespace-character-count="11"/>
  </office:meta>
</office:document-meta>
</file>